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9004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72c74" officeooo:paragraph-rsid="000c9004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72c74" officeooo:paragraph-rsid="000c9004"/>
    </style:style>
    <style:style style:name="P4" style:family="paragraph" style:parent-style-name="Table_20_Contents">
      <style:paragraph-properties fo:text-align="start" style:justify-single-word="false"/>
      <style:text-properties officeooo:rsid="0008e5db" officeooo:paragraph-rsid="000c9004"/>
    </style:style>
    <style:style style:name="P5" style:family="paragraph" style:parent-style-name="Table_20_Contents">
      <style:text-properties officeooo:rsid="0008e5db" officeooo:paragraph-rsid="000c9004"/>
    </style:style>
    <style:style style:name="P6" style:family="paragraph" style:parent-style-name="Table_20_Contents">
      <style:text-properties officeooo:rsid="0008ed92" officeooo:paragraph-rsid="000c9004"/>
    </style:style>
    <style:style style:name="P7" style:family="paragraph" style:parent-style-name="Table_20_Contents">
      <style:paragraph-properties fo:text-align="start" style:justify-single-word="false"/>
      <style:text-properties officeooo:rsid="000a1756" officeooo:paragraph-rsid="000c9004"/>
    </style:style>
    <style:style style:name="P8" style:family="paragraph" style:parent-style-name="Table_20_Contents">
      <style:paragraph-properties fo:text-align="start" style:justify-single-word="false"/>
      <style:text-properties officeooo:rsid="000abcf3" officeooo:paragraph-rsid="000c9004"/>
    </style:style>
    <style:style style:name="P9" style:family="paragraph" style:parent-style-name="Table_20_Contents">
      <style:text-properties officeooo:rsid="000abcf3" officeooo:paragraph-rsid="000c9004"/>
    </style:style>
    <style:style style:name="P10" style:family="paragraph" style:parent-style-name="Table_20_Contents">
      <style:paragraph-properties fo:text-align="center" style:justify-single-word="false"/>
      <style:text-properties officeooo:rsid="000c0e40" officeooo:paragraph-rsid="000c9004"/>
    </style:style>
    <style:style style:name="P11" style:family="paragraph" style:parent-style-name="Table_20_Contents">
      <style:paragraph-properties fo:text-align="start" style:justify-single-word="false"/>
      <style:text-properties officeooo:rsid="000c0e40" officeooo:paragraph-rsid="000c9004"/>
    </style:style>
    <style:style style:name="P12" style:family="paragraph" style:parent-style-name="Table_20_Contents">
      <style:paragraph-properties fo:text-align="start" style:justify-single-word="false"/>
      <style:text-properties officeooo:rsid="000d118a" officeooo:paragraph-rsid="000c9004"/>
    </style:style>
    <style:style style:name="P13" style:family="paragraph" style:parent-style-name="Table_20_Contents">
      <style:paragraph-properties fo:text-align="start" style:justify-single-word="false"/>
      <style:text-properties officeooo:rsid="000dfb54" officeooo:paragraph-rsid="000c9004"/>
    </style:style>
    <style:style style:name="P14" style:family="paragraph" style:parent-style-name="Table_20_Contents">
      <style:text-properties officeooo:rsid="000dfb54" officeooo:paragraph-rsid="000c9004"/>
    </style:style>
    <style:style style:name="P15" style:family="paragraph" style:parent-style-name="Table_20_Contents">
      <style:text-properties officeooo:rsid="000eaf4b" officeooo:paragraph-rsid="000c9004"/>
    </style:style>
    <style:style style:name="P16" style:family="paragraph" style:parent-style-name="Table_20_Contents">
      <style:text-properties officeooo:rsid="0012cc68" officeooo:paragraph-rsid="000c9004"/>
    </style:style>
    <style:style style:name="T1" style:family="text">
      <style:text-properties officeooo:rsid="000d118a"/>
    </style:style>
    <style:style style:name="T2" style:family="text">
      <style:text-properties officeooo:rsid="000ed1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 table:number-columns-repeated="5"/>
        <table:table-row table:style-name="TableLine206826960">
          <table:table-cell table:style-name="Tabla1.A1" office:value-type="string">
            <text:p text:style-name="P2">Tipo de Agente</text:p>
          </table:table-cell>
          <table:table-cell table:style-name="Tabla1.A1" office:value-type="string">
            <text:p text:style-name="P2">Performance</text:p>
          </table:table-cell>
          <table:table-cell table:style-name="Tabla1.A1" office:value-type="string">
            <text:p text:style-name="P2">Entorno</text:p>
          </table:table-cell>
          <table:table-cell table:style-name="Tabla1.A1" office:value-type="string">
            <text:p text:style-name="P2">Actuadores</text:p>
          </table:table-cell>
          <table:table-cell table:style-name="Tabla1.E1" office:value-type="string">
            <text:p text:style-name="P2">Sensores</text:p>
          </table:table-cell>
        </table:table-row>
        <table:table-row table:style-name="TableLine142196480">
          <table:table-cell table:style-name="Tabla1.A2" office:value-type="string">
            <text:p text:style-name="P3">Jugar al CS</text:p>
          </table:table-cell>
          <table:table-cell table:style-name="Tabla1.A2" office:value-type="string">
            <text:p text:style-name="P4">Enemigos asesinados, cantidad de veces que murió, cantidad de bombas que deshabilitó o cantidad de bombas que explotó (dependiendo si es terrorista o no)</text:p>
          </table:table-cell>
          <table:table-cell table:style-name="Tabla1.A2" office:value-type="string">
            <text:p text:style-name="P5">Mapa elegido, otros jugadores, rehenes, armas</text:p>
          </table:table-cell>
          <table:table-cell table:style-name="Tabla1.A2" office:value-type="string">
            <text:p text:style-name="P6">Armas, bombas, cuchillos, escudos, chalecos anti-bala</text:p>
          </table:table-cell>
          <table:table-cell table:style-name="Tabla1.E2" office:value-type="string">
            <text:p text:style-name="P6">Detector de daño de las armas y cuchillos, detector del accionar de las bombas, detector de la protección (como chalecos anti-balas o escudos)</text:p>
          </table:table-cell>
        </table:table-row>
        <table:table-row table:style-name="TableLine142275408">
          <table:table-cell table:style-name="Tabla1.A2" office:value-type="string">
            <text:p text:style-name="P3">Explorar océanos</text:p>
          </table:table-cell>
          <table:table-cell table:style-name="Tabla1.A2" office:value-type="string">
            <text:p text:style-name="P7">Descubrimiento de especies o lugares que no fueron reconocidos previamente</text:p>
          </table:table-cell>
          <table:table-cell table:style-name="Tabla1.A2" office:value-type="string">
            <text:p text:style-name="P7">El océano con las especies y lugares que abarca.</text:p>
          </table:table-cell>
          <table:table-cell table:style-name="Tabla1.A2" office:value-type="string">
            <text:p text:style-name="P7">Moverse en cualquiera de las 3 dimensiones, alumbrar, sacar fotos y videos, guardar coordenadas</text:p>
          </table:table-cell>
          <table:table-cell table:style-name="Tabla1.E2" office:value-type="string">
            <text:p text:style-name="P8">Detector de coordenadas, receptor de señales de movimiento, receptor de señales de cámara e iluminación</text:p>
          </table:table-cell>
        </table:table-row>
        <table:table-row table:style-name="TableLine142165232">
          <table:table-cell table:style-name="Tabla1.A2" office:value-type="string">
            <text:p text:style-name="P10">Comprar y vender tokens</text:p>
          </table:table-cell>
          <table:table-cell table:style-name="Tabla1.A2" office:value-type="string">
            <text:p text:style-name="P11">Maximizar las ganancias con respecto a la compra y venta de estos</text:p>
          </table:table-cell>
          <table:table-cell table:style-name="Tabla1.A2" office:value-type="string">
            <text:p text:style-name="P11">Todas las páginas de compra y venta de <text:span text:style-name="T1">tokens</text:span></text:p>
          </table:table-cell>
          <table:table-cell table:style-name="Tabla1.A2" office:value-type="string">
            <text:p text:style-name="P12">Scripts que compren y vendan</text:p>
          </table:table-cell>
          <table:table-cell table:style-name="Tabla1.E2" office:value-type="string">
            <text:p text:style-name="P12">Detectores de mercado que detecten alzas y bajas de los valores de compra/venta de las cripto.</text:p>
          </table:table-cell>
        </table:table-row>
        <table:table-row table:style-name="TableLine206761824">
          <table:table-cell table:style-name="Tabla1.A2" office:value-type="string">
            <text:p text:style-name="P3">Practicar tenis contra una pared</text:p>
          </table:table-cell>
          <table:table-cell table:style-name="Tabla1.A2" office:value-type="string">
            <text:p text:style-name="P8">Cantidad máxima de pelotas devueltas sin que pique más de 2 veces.</text:p>
          </table:table-cell>
          <table:table-cell table:style-name="Tabla1.A2" office:value-type="string">
            <text:p text:style-name="P9">Cancha de tenis, incluyendo los lateras si es doble o sin incluir los laterales si es simple, red.</text:p>
          </table:table-cell>
          <table:table-cell table:style-name="Tabla1.A2" office:value-type="string">
            <text:p text:style-name="P9">Moverse en el segmento de plano determinado por las lineas y la red, brazo mecánico para golpear la pelota con una raqueta</text:p>
          </table:table-cell>
          <table:table-cell table:style-name="Tabla1.E2" office:value-type="string">
            <text:p text:style-name="P9">Delimitador de zona y detector de la ubicación actual, sensor que mida la fuerza y dirección del golpe</text:p>
          </table:table-cell>
        </table:table-row>
        <table:table-row table:style-name="TableLine217720832">
          <table:table-cell table:style-name="Tabla1.A2" office:value-type="string">
            <text:p text:style-name="P3">Realizar un salto de altura</text:p>
          </table:table-cell>
          <table:table-cell table:style-name="Tabla1.A2" office:value-type="string">
            <text:p text:style-name="P13">Maximizar la altura sin tocar la barrera</text:p>
          </table:table-cell>
          <table:table-cell table:style-name="Tabla1.A2" office:value-type="string">
            <text:p text:style-name="P14">Plataforma de salto, barrera límite, pista de toma de velocidad</text:p>
          </table:table-cell>
          <table:table-cell table:style-name="Tabla1.A2" office:value-type="string">
            <text:p text:style-name="P14">Articulaciones para el salto, amortiguadores para mitigar el impacto de la caída</text:p>
          </table:table-cell>
          <table:table-cell table:style-name="Tabla1.E2" office:value-type="string">
            <text:p text:style-name="P14">Sensor de velocidad, aceleración y posiciones que determinen el inicio y fin de la pista de carrera, la altura de la barra y limites de la plataforma de aterrizaje</text:p>
          </table:table-cell>
        </table:table-row>
        <table:table-row table:style-name="TableLine140990144">
          <table:table-cell table:style-name="Tabla1.A2" office:value-type="string">
            <text:p text:style-name="P3">Pujar artículo en <text:soft-page-break/>una subasta</text:p>
          </table:table-cell>
          <table:table-cell table:style-name="Tabla1.A2" office:value-type="string">
            <text:p text:style-name="P13">Maximizar la <text:soft-page-break/>relación de costo/beneficio con respecto a los artículos de la subasta</text:p>
          </table:table-cell>
          <table:table-cell table:style-name="Tabla1.A2" office:value-type="string">
            <text:p text:style-name="P15">Sala de la subasta, <text:soft-page-break/>otras personas, presentador de los artículos, los propios artículos</text:p>
          </table:table-cell>
          <table:table-cell table:style-name="Tabla1.A2" office:value-type="string">
            <text:p text:style-name="P16">Dispositivo con <text:soft-page-break/>capacidad de capacidad de cómputo</text:p>
          </table:table-cell>
          <table:table-cell table:style-name="Tabla1.E2" office:value-type="string">
            <text:p text:style-name="P15">Detector de <text:soft-page-break/>precios de los artículos, detector de la demanda del dicho producto, <text:span text:style-name="T2">opiniones y referencias del product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0:55:15.420944973</meta:creation-date>
    <dc:date>2021-08-19T10:55:52.348446580</dc:date>
    <meta:editing-duration>PT37S</meta:editing-duration>
    <meta:editing-cycles>1</meta:editing-cycles>
    <meta:document-statistic meta:table-count="1" meta:image-count="0" meta:object-count="0" meta:page-count="2" meta:paragraph-count="35" meta:word-count="359" meta:character-count="2203" meta:non-whitespace-character-count="1879"/>
    <meta:generator>LibreOffice/7.1.3.2$Linux_X86_64 LibreOffice_project/47f78053abe362b9384784d31a6e56f8511eb1c1</meta:generator>
  </office:meta>
</office:document-meta>
</file>